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Liberation Mono" officeooo:rsid="000452dd" officeooo:paragraph-rsid="000452dd"/>
    </style:style>
    <style:style style:name="P2" style:family="paragraph" style:parent-style-name="Text_20_body">
      <style:text-properties style:font-name="Liberation Mono" officeooo:rsid="000452dd" officeooo:paragraph-rsid="000452dd"/>
    </style:style>
    <style:style style:name="P3" style:family="paragraph" style:parent-style-name="Heading_20_2">
      <style:text-properties style:font-name="Liberation Mono"/>
    </style:style>
    <style:style style:name="P4" style:family="paragraph" style:parent-style-name="Text_20_body">
      <style:text-properties style:font-name="Liberation Mono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style:font-name="Liberation Mono"/>
    </style:style>
    <style:style style:name="T2" style:family="text">
      <style:text-properties fo:font-style="italic"/>
    </style:style>
    <style:style style:name="T3" style:family="text">
      <style:text-properties style:font-name="Liberation Mono" fo:font-weight="bold"/>
    </style:style>
    <style:style style:name="T4" style:family="text">
      <style:text-properties style:font-name="Liberation Mono" fo:font-style="italic"/>
    </style:style>
    <style:style style:name="T5" style:family="text">
      <style:text-properties officeooo:rsid="000452d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APORT Z LABORATORIÓW Z WDWK</text:h>
      <text:p text:style-name="P2">Autor: Paweł Łoćwin 284350</text:p>
      <text:h text:style-name="P3" text:outline-level="2"/>
      <text:p text:style-name="P4"/>
      <text:p text:style-name="P4"/>
      <text:h text:style-name="Heading_20_2" text:outline-level="2"><text:span text:style-name="T1">1. Algorytm dodawania wieloprecyzyjnego (</text:span><text:span text:style-name="Source_20_Text"><text:span text:style-name="T1">dodawanie.s</text:span></text:span><text:span text:style-name="T1">)</text:span></text:h>
      <text:p text:style-name="P4">Program realizuje operację dodawania dużych liczb (wieloprecyzyjnego), opierając się na sprzętowej propagacji przeniesienia (ang. <text:span text:style-name="T2">carry propagation</text:span>) pomiędzy kolejnymi 32-bitowymi słowami danych.</text:p>
      <text:list text:style-name="L1">
        <text:list-item>
          <text:p text:style-name="P5"><text:span text:style-name="T3">Inicjalizacja:</text:span><text:span text:style-name="T1"> Rejestr </text:span><text:span text:style-name="Source_20_Text"><text:span text:style-name="T1">%ecx</text:span></text:span><text:span text:style-name="T1">, pełniący funkcję licznika pętli, inicjowany jest wartością równą rozmiarowi wektorów (w tym przypadku 4). Rejestr indeksowy </text:span><text:span text:style-name="Source_20_Text"><text:span text:style-name="T1">%esi</text:span></text:span><text:span text:style-name="T1">, służący do adresowania przesunięcia, jest zerowany. Bezpośrednio przed rozpoczęciem obliczeń wykonywana jest instrukcja </text:span><text:span text:style-name="Source_20_Text"><text:span text:style-name="T1">clc</text:span></text:span><text:span text:style-name="T1"> (Clear Carry), która gwarantuje wyzerowanie znacznika przeniesienia (CF – </text:span><text:span text:style-name="T4">Carry Flag</text:span><text:span text:style-name="T1">) rejestru EFLAGS.</text:span></text:p>
        </text:list-item>
        <text:list-item>
          <text:p text:style-name="P5"><text:span text:style-name="T3">Pętla sumująca (</text:span><text:span text:style-name="Source_20_Text"><text:span text:style-name="T3">dodawanie_petla</text:span></text:span><text:span text:style-name="T3">):</text:span><text:span text:style-name="T1"> W pierwszej kolejności bieżące 32-bitowe słowo pierwszego składnika (</text:span><text:span text:style-name="Source_20_Text"><text:span text:style-name="T1">liczba1</text:span></text:span><text:span text:style-name="T1">) ładowane jest do rejestru </text:span><text:span text:style-name="Source_20_Text"><text:span text:style-name="T1">%eax</text:span></text:span><text:span text:style-name="T1"> za pomocą instrukcji </text:span><text:span text:style-name="Source_20_Text"><text:span text:style-name="T1">movl liczba1(,%esi,4), %eax</text:span></text:span><text:span text:style-name="T1">. Następnie wykorzystywana jest instrukcja </text:span><text:span text:style-name="Source_20_Text"><text:span text:style-name="T1">adcl</text:span></text:span><text:span text:style-name="T1"> (Add with Carry), która dodaje do rejestru </text:span><text:span text:style-name="Source_20_Text"><text:span text:style-name="T1">%eax</text:span></text:span><text:span text:style-name="T1"> analogiczne słowo drugiego składnika (</text:span><text:span text:style-name="Source_20_Text"><text:span text:style-name="T1">liczba2</text:span></text:span><text:span text:style-name="T1">) oraz ewentualną wartość znacznika CF z poprzedniej iteracji. Uzyskana suma cząstkowa zapisywana jest do pamięci docelowej (</text:span><text:span text:style-name="Source_20_Text"><text:span text:style-name="T1">wynik</text:span></text:span><text:span text:style-name="T1">), po czym następuje inkrementacja indeksu i skok warunkowy zamykający pętlę (</text:span><text:span text:style-name="Source_20_Text"><text:span text:style-name="T1">loop</text:span></text:span><text:span text:style-name="T1">).</text:span></text:p>
        </text:list-item>
        <text:list-item>
          <text:p text:style-name="P5"><text:span text:style-name="T3">Obsługa nadmiaru:</text:span><text:span text:style-name="T1"> Po zakończeniu pętli głównej może wystąpić przeniesienie poza najbardziej znaczący bit. Za pomocą instrukcji </text:span><text:span text:style-name="Source_20_Text"><text:span text:style-name="T1">jnc</text:span></text:span><text:span text:style-name="T1"> (Jump if Not Carry) weryfikowany jest stan flagi CF. Jeśli wystąpiło przeniesienie, program omija skok i zapisuje wartość </text:span><text:span text:style-name="Source_20_Text"><text:span text:style-name="T1">1</text:span></text:span><text:span text:style-name="T1"> w rejestrze </text:span><text:span text:style-name="Source_20_Text"><text:span text:style-name="T1">%eax</text:span></text:span><text:span text:style-name="T1">, a następnie dołącza ją jako najbardziej znaczące słowo w buforze wynikowym.</text:span></text:p>
        </text:list-item>
      </text:list>
      <text:h text:style-name="Heading_20_2" text:outline-level="2"><text:soft-page-break/><text:span text:style-name="T1">2. Algorytm odejmowania wieloprecyzyjnego (</text:span><text:span text:style-name="Source_20_Text"><text:span text:style-name="T1">odejmowanie.s</text:span></text:span><text:span text:style-name="T1">)</text:span></text:h>
      <text:p text:style-name="P4">Struktura programu realizującego odejmowanie jest analogiczna do algorytmu dodawania, przy czym zmianie ulega mechanizm arytmetyczny operujący na znacznikach.</text:p>
      <text:list text:style-name="L2">
        <text:list-item>
          <text:p text:style-name="P6"><text:span text:style-name="T3">Pętla odejmująca (</text:span><text:span text:style-name="Source_20_Text"><text:span text:style-name="T3">odejmowanie_petla</text:span></text:span><text:span text:style-name="T3">):</text:span><text:span text:style-name="T1"> W miejsce instrukcji sumowania zastosowano instrukcję </text:span><text:span text:style-name="Source_20_Text"><text:span text:style-name="T1">sbbl</text:span></text:span><text:span text:style-name="T1"> (Subtract with Borrow).</text:span></text:p>
        </text:list-item>
        <text:list-item>
          <text:p text:style-name="P6"><text:span text:style-name="T3">Logika sprzętowa:</text:span><text:span text:style-name="T1"> Podczas przetwarzania sekwencyjnego, instrukcja </text:span><text:span text:style-name="Source_20_Text"><text:span text:style-name="T1">sbbl</text:span></text:span><text:span text:style-name="T1"> oprócz odjęcia wartości odjemnika od odjemnej, weryfikuje również stan znacznika pożyczki (który współdzieli bit z flagą CF). W przypadku, gdy w poprzedniej iteracji wartość odjemnej była zbyt mała i wystąpiła konieczność pożyczki z bardziej znaczącego słowa, </text:span><text:span text:style-name="Source_20_Text"><text:span text:style-name="T1">sbbl</text:span></text:span><text:span text:style-name="T1"> automatycznie dekrementuje aktualny wynik, zapewniając bezbłędną propagację pożyczki pomiędzy słowami danych.</text:span></text:p>
        </text:list-item>
      </text:list>
      <text:h text:style-name="Heading_20_2" text:outline-level="2"><text:span text:style-name="T1">3. Algorytm mnożenia wieloprecyzyjnego (</text:span><text:span text:style-name="Source_20_Text"><text:span text:style-name="T1">mnozenie.s</text:span></text:span><text:span text:style-name="T1">)</text:span></text:h>
      <text:p text:style-name="P4">Mnożenie wieloprecyzyjne wymaga bardziej złożonego podejścia, w którym każdy 32-bitowy segment mnożnika jest przemnażany przez każdy segment mnożnej. Implementacja ta opiera się na zastosowaniu zagnieżdżonych pętli.</text:p>
      <text:list text:style-name="L3">
        <text:list-item>
          <text:p text:style-name="P7"><text:span text:style-name="T3">Struktura iteracyjna:</text:span><text:span text:style-name="T1"> Pętla zewnętrzna, wykorzystująca rejestr indeksowy </text:span><text:span text:style-name="Source_20_Text"><text:span text:style-name="T1">%esi</text:span></text:span><text:span text:style-name="T1">, iteruje po kolejnych segmentach mnożnika (</text:span><text:span text:style-name="Source_20_Text"><text:span text:style-name="T1">liczba2</text:span></text:span><text:span text:style-name="T1">). Pętla wewnętrzna, indeksowana rejestrem </text:span><text:span text:style-name="Source_20_Text"><text:span text:style-name="T1">%edi</text:span></text:span><text:span text:style-name="T1">, przetwarza segmenty mnożnej (</text:span><text:span text:style-name="Source_20_Text"><text:span text:style-name="T1">liczba1</text:span></text:span><text:span text:style-name="T1">).</text:span></text:p>
        </text:list-item>
        <text:list-item>
          <text:p text:style-name="P7"><text:span text:style-name="T3">Mnożenie cząstkowe:</text:span><text:span text:style-name="T1"> Do operacji wykorzystano instrukcję bez znakowego mnożenia </text:span><text:span text:style-name="Source_20_Text"><text:span text:style-name="T1">mull</text:span></text:span><text:span text:style-name="T1">, przetwarzającą dwa 32-bitowe operandy. Z uwagi na fakt, że iloczyn może zajmować 64 bity, procesor zapisuje wynik w dwóch rejestrach: młodsze 32 bity (LSD) w </text:span><text:span text:style-name="Source_20_Text"><text:span text:style-name="T1">%eax</text:span></text:span><text:span text:style-name="T1">, a starsze 32 bity (MSD) w </text:span><text:span text:style-name="Source_20_Text"><text:span text:style-name="T1">%edx</text:span></text:span><text:span text:style-name="T1">.</text:span></text:p>
        </text:list-item>
        <text:list-item>
          <text:p text:style-name="P7"><text:span text:style-name="T3">Akumulacja wyników:</text:span><text:span text:style-name="T1"> Pozycja zapisu iloczynu cząstkowego w tablicy wynikowej obliczana jest jako suma indeksów (</text:span><text:span text:style-name="Source_20_Text"><text:span text:style-name="T1">%esi</text:span></text:span><text:span text:style-name="T1"> + </text:span><text:span text:style-name="Source_20_Text"><text:span text:style-name="T1">%edi</text:span></text:span><text:span text:style-name="T1">). Młodsze słowo z rejestru </text:span><text:span text:style-name="Source_20_Text"><text:span text:style-name="T1">%eax</text:span></text:span><text:span text:style-name="T1"> jest dodawane do pamięci instrukcją </text:span><text:span text:style-name="Source_20_Text"><text:span text:style-name="T1">addl</text:span></text:span><text:span text:style-name="T1">. Następnie, starsze słowo z rejestru </text:span><text:span text:style-name="Source_20_Text"><text:span text:style-name="T1">%edx</text:span></text:span><text:span text:style-name="T1"> jest dodawane do kolejnego słowa pamięci wynikowej przy użyciu instrukcji </text:span><text:span text:style-name="Source_20_Text"><text:span text:style-name="T1">adcl</text:span></text:span><text:span text:style-name="T1">, co pozwala na zachowanie i propagację przeniesienia z pierwszej operacji dodawania.</text:span></text:p>
        </text:list-item>
        <text:list-item>
          <text:p text:style-name="P7"><text:span text:style-name="T3">Kaskadowa propagacja przeniesienia:</text:span><text:span text:style-name="T1"> Akumulacja dużych iloczynów może powodować powstawanie przeniesień rzutujących na jeszcze bardziej znaczące bajty wyniku. W tym celu zaimplementowano pętlę pomocniczą (</text:span><text:span text:style-name="Source_20_Text"><text:span text:style-name="T1">propaguj_dalej</text:span></text:span><text:span text:style-name="T1">), która przy </text:span><text:soft-page-break/><text:span text:style-name="T1">użyciu instrukcji </text:span><text:span text:style-name="Source_20_Text"><text:span text:style-name="T1">adcl $0</text:span></text:span><text:span text:style-name="T1"> z odpowiednim przesunięciem w górę, propaguje przeniesienie. Pętla ta wykonuje się iteracyjnie tak długo, aż wyzerowana zostanie flaga CF, co oznacza brak dalszych przeniesień.</text:span></text:p>
        </text:list-item>
      </text:list>
      <text:h text:style-name="P3" text:outline-level="2">Zakończenie działania programu</text:h>
      <text:p text:style-name="P4">Niezależnie od wykonywanej operacji arytmetycznej, proces zamykany jest w sposób kontrolowany poprzez wywołanie systemowe kerne<text:span text:style-name="T5">la int $0x8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11:58:42.809184649</meta:creation-date>
    <dc:date>2026-03-18T12:08:12.975653282</dc:date>
    <meta:editing-duration>PT7M41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3" meta:paragraph-count="19" meta:word-count="527" meta:character-count="4135" meta:non-whitespace-character-count="3635"/>
  </office:meta>
</office:document-meta>
</file>